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draw:marker-start-width="0.33cm" draw:marker-end-width="0.33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4" style:family="graphic" style:parent-style-name="standard">
      <style:graphic-properties draw:fill="gradient" draw:textarea-horizontal-align="justify" draw:textarea-vertical-align="middle" draw:auto-grow-height="false"/>
    </style:style>
    <style:style style:name="gr5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7" style:family="graphic" style:parent-style-name="standard">
      <style:graphic-properties svg:stroke-width="0.07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style:text-position="0% 100%" fo:font-size="12pt" fo:font-style="italic"/>
    </style:style>
    <style:style style:name="T2" style:family="text">
      <style:text-properties style:text-position="-33% 58%" fo:font-size="12pt" fo:font-style="normal"/>
    </style:style>
    <style:style style:name="T3" style:family="text">
      <style:text-properties style:text-position="-33% 58%" fo:font-size="12pt" fo:font-style="italic"/>
    </style:style>
    <style:style style:name="T4" style:family="text">
      <style:text-properties fo:font-size="12pt"/>
    </style:style>
    <style:style style:name="T5" style:family="text">
      <style:text-properties fo:font-size="12pt" fo:font-style="italic"/>
    </style:style>
    <style:style style:name="T6" style:family="text">
      <style:text-properties fo:font-size="12pt" fo:font-style="normal"/>
    </style:style>
    <style:style style:name="T7" style:family="text">
      <style:text-properties style:text-position="33% 58%" fo:font-size="12pt" fo:font-style="normal"/>
    </style:style>
    <style:style style:name="T8" style:family="text">
      <style:text-properties fo:font-family="Symbol" fo:font-size="12pt" fo:font-style="italic"/>
    </style:style>
    <style:style style:name="T9" style:family="text">
      <style:text-properties style:text-position="0% 100%" fo:font-size="12pt" fo:font-style="normal"/>
    </style:style>
    <style:style style:name="T10" style:family="text">
      <style:text-properties fo:font-family="Symbol" fo:font-size="12pt" fo:font-style="normal"/>
    </style:style>
    <style:style style:name="T11" style:family="text">
      <style:text-properties style:text-position="0% 100%" fo:font-family="Symbol" fo:font-size="12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52cm" svg:height="1.444cm" svg:x="4.352cm" svg:y="3.159cm">
          <draw:text-box>
            <text:p text:style-name="P1"><text:span text:style-name="T1">D</text:span><text:span text:style-name="T2">5</text:span><text:span text:style-name="T3">d</text:span><text:span text:style-name="T4">: </text:span><text:span text:style-name="T5">E, </text:span><text:span text:style-name="T6">2</text:span><text:span text:style-name="T5">C</text:span><text:span text:style-name="T2">5</text:span><text:span text:style-name="T5">, </text:span><text:span text:style-name="T6">2</text:span><text:span text:style-name="T5">C</text:span><text:span text:style-name="T2">5</text:span><text:span text:style-name="T7">2</text:span><text:span text:style-name="T5">, </text:span><text:span text:style-name="T6">5</text:span><text:span text:style-name="T5">C</text:span><text:span text:style-name="T2">2</text:span><text:span text:style-name="T5">,</text:span></text:p>
            <text:p text:style-name="P1"><text:span text:style-name="T5">i, </text:span><text:span text:style-name="T6">2</text:span><text:span text:style-name="T5">S</text:span><text:span text:style-name="T2">10</text:span><text:span text:style-name="T7">3</text:span><text:span text:style-name="T5">, </text:span><text:span text:style-name="T6">2</text:span><text:span text:style-name="T5">S</text:span><text:span text:style-name="T2">10</text:span><text:span text:style-name="T5">, </text:span><text:span text:style-name="T6">5</text:span><text:span text:style-name="T8">s</text:span><text:span text:style-name="T3">d</text:span></text:p>
          </draw:text-box>
        </draw:frame>
        <draw:frame draw:style-name="gr1" draw:text-style-name="P2" draw:layer="layout" svg:width="3.304cm" svg:height="1.444cm" svg:x="9.108cm" svg:y="3.127cm">
          <draw:text-box>
            <text:p text:style-name="P1"><text:span text:style-name="T1">T</text:span><text:span text:style-name="T3">d</text:span><text:span text:style-name="T4">: </text:span><text:span text:style-name="T5">E</text:span><text:span text:style-name="T6">,</text:span><text:span text:style-name="T5"> </text:span><text:span text:style-name="T6">8</text:span><text:span text:style-name="T5">C</text:span><text:span text:style-name="T2">3</text:span><text:span text:style-name="T5">, </text:span><text:span text:style-name="T6">3</text:span><text:span text:style-name="T5">C</text:span><text:span text:style-name="T2">2</text:span><text:span text:style-name="T5">,</text:span></text:p>
            <text:p text:style-name="P1"><text:span text:style-name="T9">6</text:span><text:span text:style-name="T5">S</text:span><text:span text:style-name="T2">4</text:span><text:span text:style-name="T5">, </text:span><text:span text:style-name="T6">6</text:span><text:span text:style-name="T10">s</text:span><text:span text:style-name="T3">d</text:span></text:p>
          </draw:text-box>
        </draw:frame>
        <draw:custom-shape draw:style-name="gr2" draw:text-style-name="P3" draw:layer="layout" svg:width="1.3cm" svg:height="0.761cm" svg:x="5.516cm" svg:y="1.906cm">
          <text:p text:style-name="P1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3" draw:layer="layout" svg:width="1.3cm" svg:height="0.761cm" svg:x="5.516cm" svg:y="0.401cm">
          <text:p text:style-name="P1"/>
          <draw:enhanced-geometry svg:viewBox="0 0 21600 21600" draw:mirror-vertical="true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draw:layer="layout" svg:width="0.507cm" svg:height="0.372cm" svg:x="5.919cm" svg:y="0.58cm">
          <text:p text:style-name="P1"/>
          <draw:enhanced-geometry svg:viewBox="0 0 21600 21600" draw:mirror-vertical="true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0.507cm" svg:height="0.372cm" svg:x="5.92cm" svg:y="2.13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text-style-name="P2" draw:layer="layout" svg:width="0.989cm" svg:height="0.725cm" svg:x="5.679cm" svg:y="1.186cm">
          <draw:text-box>
            <text:p text:style-name="P1"><text:span text:style-name="T4">Fe</text:span></text:p>
          </draw:text-box>
        </draw:frame>
        <draw:frame draw:style-name="gr1" draw:text-style-name="P2" draw:layer="layout" svg:width="0.803cm" svg:height="0.725cm" svg:x="10.243cm" svg:y="1.118cm">
          <draw:text-box>
            <text:p text:style-name="P1"><text:span text:style-name="T4">C</text:span></text:p>
          </draw:text-box>
        </draw:frame>
        <draw:custom-shape draw:style-name="gr4" draw:text-style-name="P3" draw:layer="layout" svg:width="0.179cm" svg:height="0.646cm" draw:transform="rotate (-0.00785398163515907) translate (10.547cm 1.703cm)">
          <text:p text:style-name="P1"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179cm" svg:height="0.646cm" draw:transform="rotate (-2.42199340299326) translate (11.376cm 2.096cm)">
          <text:p text:style-name="P1"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179cm" svg:height="0.646cm" draw:transform="rotate (-2.42199340299326) translate (10.476cm 2.096cm)">
          <text:p text:style-name="P1"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0.803cm" svg:height="0.725cm" svg:x="9.444cm" svg:y="1.988cm">
          <draw:text-box>
            <text:p text:style-name="P1"><text:span text:style-name="T4">H</text:span></text:p>
          </draw:text-box>
        </draw:frame>
        <draw:frame draw:style-name="gr1" draw:text-style-name="P2" draw:layer="layout" svg:width="0.803cm" svg:height="0.725cm" svg:x="10.244cm" svg:y="2.233cm">
          <draw:text-box>
            <text:p text:style-name="P1"><text:span text:style-name="T4">H</text:span></text:p>
          </draw:text-box>
        </draw:frame>
        <draw:frame draw:style-name="gr1" draw:text-style-name="P2" draw:layer="layout" svg:width="0.803cm" svg:height="0.725cm" svg:x="11.035cm" svg:y="1.989cm">
          <draw:text-box>
            <text:p text:style-name="P1"><text:span text:style-name="T4">H</text:span></text:p>
          </draw:text-box>
        </draw:frame>
        <draw:line draw:style-name="gr5" draw:text-style-name="P3" draw:layer="layout" svg:x1="10.644cm" svg:y1="1.222cm" svg:x2="10.644cm" svg:y2="0.713cm">
          <text:p text:style-name="P1"/>
        </draw:line>
        <draw:frame draw:style-name="gr1" draw:text-style-name="P2" draw:layer="layout" svg:width="0.803cm" svg:height="0.725cm" svg:x="10.245cm" svg:y="0.134cm">
          <draw:text-box>
            <text:p text:style-name="P1"><text:span text:style-name="T4">H</text:span></text:p>
          </draw:text-box>
        </draw:frame>
        <draw:frame draw:style-name="gr1" draw:text-style-name="P2" draw:layer="layout" svg:width="4.935cm" svg:height="1.444cm" svg:x="4.127cm" svg:y="7.263cm">
          <draw:text-box>
            <text:p text:style-name="P1"><text:span text:style-name="T1">O</text:span><text:span text:style-name="T3">h</text:span><text:span text:style-name="T4">: </text:span><text:span text:style-name="T5">E</text:span><text:span text:style-name="T6">,</text:span><text:span text:style-name="T5"> </text:span><text:span text:style-name="T6">8</text:span><text:span text:style-name="T5">C</text:span><text:span text:style-name="T2">3</text:span><text:span text:style-name="T5">, </text:span><text:span text:style-name="T6">6</text:span><text:span text:style-name="T5">C</text:span><text:span text:style-name="T2">2</text:span><text:span text:style-name="T5">, </text:span><text:span text:style-name="T6">6</text:span><text:span text:style-name="T5">C</text:span><text:span text:style-name="T2">4</text:span><text:span text:style-name="T9">,</text:span></text:p>
            <text:p text:style-name="P1"><text:span text:style-name="T9">3</text:span><text:span text:style-name="T1">C</text:span><text:span text:style-name="T2">2</text:span><text:span text:style-name="T9">, </text:span><text:span text:style-name="T1">i</text:span><text:span text:style-name="T9">, 6</text:span><text:span text:style-name="T1">S</text:span><text:span text:style-name="T2">4</text:span><text:span text:style-name="T9">, 8</text:span><text:span text:style-name="T1">S</text:span><text:span text:style-name="T2">6</text:span><text:span text:style-name="T9">, 3</text:span><text:span text:style-name="T11">s</text:span><text:span text:style-name="T3">h</text:span><text:span text:style-name="T9">, 6</text:span><text:span text:style-name="T11">s</text:span><text:span text:style-name="T3">d</text:span></text:p>
          </draw:text-box>
        </draw:frame>
        <draw:frame draw:style-name="gr6" draw:text-style-name="P2" draw:layer="layout" svg:width="0.853cm" svg:height="0.801cm" svg:x="5.839cm" svg:y="5.725cm">
          <draw:text-box>
            <text:p text:style-name="P1"><text:span text:style-name="T4">S</text:span></text:p>
          </draw:text-box>
        </draw:frame>
        <draw:custom-shape draw:style-name="gr4" draw:text-style-name="P3" draw:layer="layout" svg:width="0.179cm" svg:height="0.646cm" draw:transform="rotate (-2.42199340299326) translate (6.076cm 6.751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179cm" svg:height="0.646cm" draw:transform="rotate (-2.42199340299326) translate (6.941cm 5.842cm)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5.302cm" svg:y1="6.132cm" svg:x2="5.937cm" svg:y2="6.132cm">
          <text:p text:style-name="P1"/>
        </draw:line>
        <draw:line draw:style-name="gr7" draw:text-style-name="P3" draw:layer="layout" svg:x1="6.603cm" svg:y1="6.132cm" svg:x2="7.238cm" svg:y2="6.132cm">
          <text:p text:style-name="P1"/>
        </draw:line>
        <draw:line draw:style-name="gr5" draw:text-style-name="P3" draw:layer="layout" svg:x1="6.253cm" svg:y1="5.858cm" svg:x2="6.253cm" svg:y2="5.349cm">
          <text:p text:style-name="P1"/>
        </draw:line>
        <draw:frame draw:style-name="gr6" draw:text-style-name="P2" draw:layer="layout" svg:width="0.832cm" svg:height="0.801cm" svg:x="5.027cm" svg:y="6.634cm">
          <draw:text-box>
            <text:p text:style-name="P1"><text:span text:style-name="T4">F</text:span></text:p>
          </draw:text-box>
        </draw:frame>
        <draw:frame draw:style-name="gr6" draw:text-style-name="P2" draw:layer="layout" svg:width="0.832cm" svg:height="0.801cm" svg:x="4.727cm" svg:y="5.735cm">
          <draw:text-box>
            <text:p text:style-name="P1"><text:span text:style-name="T4">F</text:span></text:p>
          </draw:text-box>
        </draw:frame>
        <draw:frame draw:style-name="gr6" draw:text-style-name="P2" draw:layer="layout" svg:width="0.832cm" svg:height="0.801cm" svg:x="7.027cm" svg:y="5.736cm">
          <draw:text-box>
            <text:p text:style-name="P1"><text:span text:style-name="T4">F</text:span></text:p>
          </draw:text-box>
        </draw:frame>
        <draw:frame draw:style-name="gr6" draw:text-style-name="P2" draw:layer="layout" svg:width="0.832cm" svg:height="0.801cm" svg:x="6.627cm" svg:y="4.837cm">
          <draw:text-box>
            <text:p text:style-name="P1"><text:span text:style-name="T4">F</text:span></text:p>
          </draw:text-box>
        </draw:frame>
        <draw:frame draw:style-name="gr6" draw:text-style-name="P2" draw:layer="layout" svg:width="0.832cm" svg:height="0.801cm" svg:x="5.845cm" svg:y="4.737cm">
          <draw:text-box>
            <text:p text:style-name="P1"><text:span text:style-name="T4">F</text:span></text:p>
          </draw:text-box>
        </draw:frame>
        <draw:line draw:style-name="gr5" draw:text-style-name="P3" draw:layer="layout" svg:x1="6.253cm" svg:y1="6.932cm" svg:x2="6.253cm" svg:y2="6.423cm">
          <text:p text:style-name="P1"/>
        </draw:line>
        <draw:frame draw:style-name="gr6" draw:text-style-name="P2" draw:layer="layout" svg:width="0.832cm" svg:height="0.801cm" svg:x="5.845cm" svg:y="6.738cm">
          <draw:text-box>
            <text:p text:style-name="P1"><text:span text:style-name="T4">F</text:span></text:p>
          </draw:text-box>
        </draw:frame>
        <draw:frame draw:style-name="gr1" draw:text-style-name="P2" draw:layer="layout" svg:width="1.573cm" svg:height="0.725cm" svg:x="1.344cm" svg:y="1.217cm">
          <draw:text-box>
            <text:p text:style-name="P1"><text:span text:style-name="T4">C = C</text:span></text:p>
          </draw:text-box>
        </draw:frame>
        <draw:line draw:style-name="gr5" draw:text-style-name="P3" draw:layer="layout" svg:x1="1.614cm" svg:y1="1.4cm" svg:x2="1.329cm" svg:y2="1.131cm">
          <text:p text:style-name="P1"/>
        </draw:line>
        <draw:line draw:style-name="gr5" draw:text-style-name="P3" draw:layer="layout" svg:x1="1.615cm" svg:y1="1.759cm" svg:x2="1.33cm" svg:y2="2.028cm">
          <text:p text:style-name="P1"/>
        </draw:line>
        <draw:line draw:style-name="gr5" draw:text-style-name="P3" draw:layer="layout" svg:x1="2.73cm" svg:y1="1.401cm" svg:x2="3.015cm" svg:y2="1.132cm">
          <text:p text:style-name="P1"/>
        </draw:line>
        <draw:line draw:style-name="gr5" draw:text-style-name="P3" draw:layer="layout" svg:x1="2.729cm" svg:y1="1.76cm" svg:x2="3.014cm" svg:y2="2.029cm">
          <text:p text:style-name="P1"/>
        </draw:line>
        <draw:frame draw:style-name="gr1" draw:text-style-name="P2" draw:layer="layout" svg:width="0.803cm" svg:height="0.725cm" svg:x="0.687cm" svg:y="1.858cm">
          <draw:text-box>
            <text:p text:style-name="P1"><text:span text:style-name="T4">H</text:span></text:p>
          </draw:text-box>
        </draw:frame>
        <draw:frame draw:style-name="gr1" draw:text-style-name="P2" draw:layer="layout" svg:width="0.803cm" svg:height="0.725cm" svg:x="2.792cm" svg:y="0.615cm">
          <draw:text-box>
            <text:p text:style-name="P1"><text:span text:style-name="T4">H</text:span></text:p>
          </draw:text-box>
        </draw:frame>
        <draw:frame draw:style-name="gr1" draw:text-style-name="P2" draw:layer="layout" svg:width="0.803cm" svg:height="0.725cm" svg:x="2.792cm" svg:y="1.789cm">
          <draw:text-box>
            <text:p text:style-name="P1"><text:span text:style-name="T4">H</text:span></text:p>
          </draw:text-box>
        </draw:frame>
        <draw:frame draw:style-name="gr1" draw:text-style-name="P2" draw:layer="layout" svg:width="0.803cm" svg:height="0.725cm" svg:x="0.687cm" svg:y="0.626cm">
          <draw:text-box>
            <text:p text:style-name="P1"><text:span text:style-name="T4">H</text:span></text:p>
          </draw:text-box>
        </draw:frame>
        <draw:frame draw:style-name="gr1" draw:text-style-name="P2" draw:layer="layout" svg:width="3.993cm" svg:height="1.444cm" svg:x="0.208cm" svg:y="3.079cm">
          <draw:text-box>
            <text:p text:style-name="P1"><text:span text:style-name="T1">D</text:span><text:span text:style-name="T2">2</text:span><text:span text:style-name="T3">h</text:span><text:span text:style-name="T4">: </text:span><text:span text:style-name="T5">E, C</text:span><text:span text:style-name="T2">2</text:span><text:span text:style-name="T6">(</text:span><text:span text:style-name="T5">z</text:span><text:span text:style-name="T6">)</text:span><text:span text:style-name="T5">, C</text:span><text:span text:style-name="T2">2</text:span><text:span text:style-name="T6">(</text:span><text:span text:style-name="T5">y</text:span><text:span text:style-name="T6">)</text:span><text:span text:style-name="T5">,</text:span></text:p>
            <text:p text:style-name="P1"><text:span text:style-name="T5">C</text:span><text:span text:style-name="T2">2</text:span><text:span text:style-name="T6">(</text:span><text:span text:style-name="T5">x</text:span><text:span text:style-name="T6">)</text:span><text:span text:style-name="T5">, i, </text:span><text:span text:style-name="T10">s</text:span><text:span text:style-name="T3">xy</text:span><text:span text:style-name="T5">, </text:span><text:span text:style-name="T11">s</text:span><text:span text:style-name="T3">xz</text:span><text:span text:style-name="T5">, </text:span><text:span text:style-name="T10">s</text:span><text:span text:style-name="T3">y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10T16:55:46</dc:date>
    <dc:language>en-US</dc:language>
    <meta:editing-cycles>118</meta:editing-cycles>
    <meta:editing-duration>PT3H53M10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